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style:font-size-asian="14pt" style:font-size-complex="14pt" loext:padding="0in" loext:border="none"/>
    </style:style>
    <style:style style:name="P2" style:family="paragraph" style:parent-style-name="Standard">
      <style:text-properties fo:font-variant="normal" fo:text-transform="none" fo:color="#000000" loext:opacity="100%" style:font-name="Times new roman" fo:font-size="13pt" fo:letter-spacing="normal" fo:font-style="normal" fo:font-weight="normal" officeooo:rsid="000ff6ae" officeooo:paragraph-rsid="000ff6ae" style:font-size-asian="13pt" style:font-size-complex="13pt"/>
    </style:style>
    <style:style style:name="P3" style:family="paragraph" style:parent-style-name="Standard">
      <style:text-properties fo:font-variant="normal" fo:text-transform="none" fo:color="#000000" loext:opacity="100%" style:font-name="Times new roman" fo:font-size="13pt" fo:letter-spacing="normal" fo:font-style="normal" fo:font-weight="normal" officeooo:paragraph-rsid="000ff6ae" style:font-size-asian="13pt" style:font-size-complex="13pt"/>
    </style:style>
    <style:style style:name="P4" style:family="paragraph" style:parent-style-name="Text_20_body">
      <style:paragraph-properties fo:margin-left="0.0835in" fo:margin-right="0in" fo:margin-top="0in" fo:margin-bottom="0in" style:contextual-spacing="false" style:line-height-at-least="0.2189in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 loext:padding="0in" loext:border="none"/>
    </style:style>
    <style:style style:name="P5" style:family="paragraph" style:parent-style-name="Text_20_body">
      <style:text-properties fo:font-variant="normal" fo:text-transform="none" fo:color="#000000" loext:opacity="100%" style:font-name="Times new roman" fo:font-size="14pt" fo:letter-spacing="normal" fo:font-style="normal" fo:font-weight="normal" officeooo:rsid="000fac6b" officeooo:paragraph-rsid="000fac6b" style:font-size-asian="14pt" style:font-size-complex="14pt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8" style:family="paragraph" style:parent-style-name="Standard">
      <style:text-properties fo:color="#000000" loext:opacity="100%" style:font-name="Times new roman" fo:font-size="14pt" officeooo:rsid="000fac6b" officeooo:paragraph-rsid="000fac6b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00000" loext:opacity="100%" style:font-name="Times new roman" fo:font-size="14pt" style:font-size-asian="14pt" style:font-size-complex="14pt"/>
    </style:style>
    <style:style style:name="P10" style:family="paragraph" style:parent-style-name="Standard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officeooo:rsid="000fac6b" officeooo:paragraph-rsid="000fac6b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color="#000000" loext:opacity="100%" style:font-name="Times new roman" fo:font-size="13pt" officeooo:rsid="000ff6ae" officeooo:paragraph-rsid="000ff6ae" style:font-size-asian="13pt" style:font-size-complex="13pt"/>
    </style:style>
    <style:style style:name="T1" style:family="text">
      <style:text-properties officeooo:rsid="000ff6ae"/>
    </style:style>
    <style:style style:name="T2" style:family="text">
      <style:text-properties officeooo:rsid="00115f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irst week of my new job ( spring boot experience )</text:h>
      <text:p text:style-name="P4">I hardly <text:span text:style-name="T2">have</text:span> 6 months' experience in core java. But my project is in Springboot. This week my manager assigned a new project to me and ask to do API calls for certain functions. And hesitated to share the source code.</text:p>
      <text:p text:style-name="P4">I am clueless about the whole new concept. Could anyone direct me what initiatives I have to consider in learning spring boot to impress my manager?</text:p>
      <text:p text:style-name="P4">The goal is to move from zero knowledge to the average level. I'm a quick learner and your inputs will help me to have a wondeful first month.</text:p>
      <text:p text:style-name="P7"/>
      <text:p text:style-name="P10">Ans 1:</text:p>
      <text:p text:style-name="P5">If you want to be a pro after some years. Look at the spring professional certification site, look at the modules there and find some tutorials on the web for it.</text:p>
      <text:p text:style-name="P9"/>
      <text:p text:style-name="P6">e.g.</text:p>
      <text:p text:style-name="P6">How to write a Controller, Service, DTO, Model, JPA Repository.</text:p>
      <text:p text:style-name="P6">What is a bean? Where is the difference between a plain Java Object?</text:p>
      <text:p text:style-name="P6">How you can add a application value into the application?</text:p>
      <text:p text:style-name="P6">How do you start the application for a special environment?</text:p>
      <text:p text:style-name="P6">What is lombok?</text:p>
      <text:p text:style-name="P6">What is mapstruct?</text:p>
      <text:p text:style-name="P6">How to use lombok AND mapstruct in the project?</text:p>
      <text:p text:style-name="P6">How to use Spring Security?</text:p>
      <text:p text:style-name="P6">How to avoid some wierd CORS problems?</text:p>
      <text:p text:style-name="P6">How to send a Email with CC, BCC and Attachments via the application?</text:p>
      <text:p text:style-name="P6">How to do some request to another web service?</text:p>
      <text:p text:style-name="P6">How to use a cache?</text:p>
      <text:p text:style-name="P6">How to use Maven?</text:p>
      <text:p text:style-name="P6">How to attach a angular/react/vue frontend to the backend application?</text:p>
      <text:p text:style-name="P6">How to log stuff?</text:p>
      <text:p text:style-name="P6">Why not using Hibernate and a model mapping layer?</text:p>
      <text:p text:style-name="P6">What is the n+1 problem?</text:p>
      <text:p text:style-name="P8"/>
      <text:p text:style-name="P11">Ans 2:</text:p>
      <text:p text:style-name="P2">You can check out bootify.io to get simple projects with an Api. To call an Api you can google for RestTemplate, until the Api already provides a Java Library.</text:p>
      <text:p text:style-name="P2"/>
      <text:p text:style-name="P3"><text:span text:style-name="T1">Q. </text:span>Alright. What's the thought process behind finding the right API for my current project? How to break down the entire flow?</text:p>
      <text:p text:style-name="P3"/>
      <text:p text:style-name="P3"><text:soft-page-break/>Well that depends on the requirement. That question is very much not related to Java, but how you want to integrate your systems and the actual use-case. When this is clear you can look at the docs if there is an library available, or you integrate with RestTemplate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38:58.395872206</meta:creation-date>
    <dc:date>2023-01-25T20:52:06.691618663</dc:date>
    <meta:editing-duration>PT4M20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2" meta:paragraph-count="28" meta:word-count="370" meta:character-count="1993" meta:non-whitespace-character-count="1651"/>
  </office:meta>
</office:document-meta>
</file>